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S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J( List &lt; ObjectK &gt;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i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i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F( List &lt; ObjectS1_A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H( List &lt; ObjectK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I( List &lt; ObjectK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G( boolean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S1.setK( boolean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